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2324056794</text:p>
          </table:table-cell>
          <table:table-cell office:value-type="string">
            <text:p>1253582106</text:p>
          </table:table-cell>
          <table:table-cell office:value-type="string">
            <text:p>148245411</text:p>
          </table:table-cell>
          <table:table-cell office:value-type="string">
            <text:p>81000</text:p>
          </table:table-cell>
          <table:table-cell office:value-type="string">
            <text:p>1.875260</text:p>
          </table:table-cell>
          <table:table-cell office:value-type="string">
            <text:p>151896.06</text:p>
          </table:table-cell>
          <table:table-cell table:number-columns-repeated="1018"/>
        </table:table-row>
        <table:table-row table:style-name="ro2">
          <table:table-cell office:value-type="string">
            <text:p>2324056794</text:p>
          </table:table-cell>
          <table:table-cell office:value-type="string">
            <text:p>1254169073</text:p>
          </table:table-cell>
          <table:table-cell office:value-type="string">
            <text:p>148245411</text:p>
          </table:table-cell>
          <table:table-cell office:value-type="string">
            <text:p>63000</text:p>
          </table:table-cell>
          <table:table-cell office:value-type="string">
            <text:p>1.875260</text:p>
          </table:table-cell>
          <table:table-cell office:value-type="string">
            <text:p>118141.38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5P0" style:volatile="true" number:language="th" number:country="TH">
      <number:text> </number:text>
      <number:number number:decimal-places="0" number:min-integer-digits="1" number:grouping="true"/>
      <number:text> </number:text>
    </number:number-style>
    <number:number-style style:name="N8155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5P2" style:volatile="true" number:language="th" number:country="TH">
      <number:text> - </number:text>
    </number:number-style>
    <number:text-style style:name="N8155" number:language="th" number:country="TH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56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56P2" style:volatile="true" number:language="th" number:country="TH">
      <number:text> ฿- </number:text>
    </number:number-style>
    <number:text-style style:name="N8156" number:language="th" number:country="TH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P0" style:volatile="true" number:language="th" number:country="TH">
      <number:text> </number:text>
      <number:number number:decimal-places="2" number:min-integer-digits="1" number:grouping="true"/>
      <number:text> </number:text>
    </number:number-style>
    <number:number-style style:name="N8157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57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57" number:language="th" number:country="TH">
      <number:text> </number:text>
      <number:text-content/>
      <number:text> </number:text>
      <style:map style:condition="value()&gt;0" style:apply-style-name="N8157P0"/>
      <style:map style:condition="value()&lt;0" style:apply-style-name="N8157P1"/>
      <style:map style:condition="value()=0" style:apply-style-name="N8157P2"/>
    </number:text-style>
    <number:number-style style:name="N8158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58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58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58" number:language="th" number:country="TH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time-style style:name="N8159" number:language="th" number:country="TH">
      <number:minutes number:style="long"/>
      <number:text>:</number:text>
      <number:seconds number:style="long"/>
    </number:time-style>
    <number:time-style style:name="N8160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1" number:language="th" number:country="TH">
      <number:minutes number:style="long"/>
      <number:text>:</number:text>
      <number:seconds number:style="long" number:decimal-places="1"/>
    </number:time-style>
    <number:number-style style:name="N8162" number:language="th" number:country="TH">
      <number:scientific-number number:decimal-places="1" number:min-integer-digits="3" number:min-exponent-digits="1"/>
    </number:number-style>
    <number:number-style style:name="N8163" number:language="th" number:country="TH" number:transliteration-format="๑" number:transliteration-language="th" number:transliteration-country="TH" number:transliteration-style="short">
      <number:number number:decimal-places="0" number:min-integer-digits="1"/>
    </number:number-style>
    <number:number-style style:name="N8164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number:number-style style:name="N8165" number:language="th" number:country="TH" number:transliteration-format="๑" number:transliteration-language="th" number:transliteration-country="TH" number:transliteration-style="short">
      <number:number number:decimal-places="0" number:min-integer-digits="1" number:grouping="true"/>
    </number:number-style>
    <number:number-style style:name="N8166" number:language="th" number:country="TH" number:transliteration-format="๑" number:transliteration-language="th" number:transliteration-country="TH" number:transliteration-style="short">
      <number:number number:decimal-places="2" number:min-integer-digits="1" number:grouping="true"/>
    </number:number-style>
    <number:number-style style:name="N8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7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8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68P0"/>
    </number:number-style>
    <number:number-style style:name="N816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6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69P0"/>
    </number:number-style>
    <number:number-style style:name="N817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70P0"/>
    </number:number-style>
    <number:percentage-style style:name="N8171" number:language="th" number:country="TH" number:transliteration-format="๑" number:transliteration-language="th" number:transliteration-country="TH" number:transliteration-style="short">
      <number:number number:decimal-places="0" number:min-integer-digits="1"/>
      <number:text>%</number:text>
    </number:percentage-style>
    <number:percentage-style style:name="N8172" number:language="th" number:country="TH" number:transliteration-format="๑" number:transliteration-language="th" number:transliteration-country="TH" number:transliteration-style="short">
      <number:number number:decimal-places="2" number:min-integer-digits="1"/>
      <number:text>%</number:text>
    </number:percentage-style>
    <number:number-style style:name="N817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7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7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7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7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7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7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8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8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8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8185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27/02/2024</text:date>, <text:time>09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7T09:10:49.76</dc:date>
    <meta:generator>OpenOffice/4.1.14$Win32 OpenOffice.org_project/4114m1$Build-9811</meta:generator>
    <meta:editing-duration>PT4M19S</meta:editing-duration>
    <meta:editing-cycles>1</meta:editing-cycles>
    <meta:document-statistic meta:table-count="1" meta:cell-count="18" meta:object-count="0"/>
  </office:meta>
</office:document-meta>
</file>